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540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424041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424041" style:text-align-source="fix" style:repeat-content="false" fo:wrap-option="no-wrap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ext-properties style:font-name-asian="Droid Sans Fallback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normal" style:font-name-asian="Droid Sans Fallback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-asian="Droid Sans Fallback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number-columns-repeated="11"/>
        </table:table-row>
        <table:table-row table:style-name="ro2">
          <table:table-cell office:value-type="string" calcext:value-type="string" table:number-columns-spanned="12" table:number-rows-spanned="1">
            <text:p><text:a xlink:href="python://get_company()" xlink:type="simple">Company Name</text:a></text:p>
          </table:table-cell>
          <table:covered-table-cell table:number-columns-repeated="11"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0" table:style-name="ce23"/>
          <table:table-cell table:style-name="ce23"/>
        </table:table-row>
        <table:table-row table:style-name="ro2">
          <table:table-cell office:value-type="string" calcext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10" table:style-name="ce23"/>
          <table:table-cell table:style-name="ce23"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8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5" office:value-type="string" calcext:value-type="string" table:number-columns-spanned="8" table:number-rows-spanned="1">
            <text:p><text:a xlink:href="python://product[%22name%22]" xlink:type="simple">PRODUCT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'Location:%20'%20+%20location['name']" xlink:type="simple">LOCATION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'UoM%20:'%20+%20product['uom']" xlink:type="simple">UOM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19" office:value-type="string" calcext:value-type="string" table:number-columns-spanned="1" table:number-rows-spanned="2">
            <text:p>No</text:p>
          </table:table-cell>
          <table:table-cell table:style-name="ce19" office:value-type="string" calcext:value-type="string" table:number-columns-spanned="1" table:number-rows-spanned="2">
            <text:p>Date</text:p>
          </table:table-cell>
          <table:table-cell table:style-name="ce26" office:value-type="string" calcext:value-type="string" table:number-columns-spanned="1" table:number-rows-spanned="2">
            <text:p>Serial Number</text:p>
          </table:table-cell>
          <table:table-cell table:style-name="ce19" office:value-type="string" calcext:value-type="string" table:number-columns-spanned="1" table:number-rows-spanned="2">
            <text:p># Operation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Move Qty</text:p>
          </table:table-cell>
          <table:table-cell table:style-name="ce19" office:value-type="string" calcext:value-type="string" table:number-columns-spanned="3" table:number-rows-spanned="1">
            <text:p>In Format Unit Of Measure</text:p>
          </table:table-cell>
          <table:covered-table-cell/>
          <table:covered-table-cell table:style-name="ce20"/>
          <table:table-cell table:style-name="ce20" office:value-type="string" calcext:value-type="string" table:number-columns-spanned="3" table:number-rows-spanned="1">
            <text:p>In Format Unit Of Sale</text:p>
          </table:table-cell>
          <table:covered-table-cell table:style-name="ce19"/>
          <table:covered-table-cell table:style-name="ce20"/>
        </table:table-row>
        <table:table-row table:style-name="ro1">
          <table:covered-table-cell table:number-columns-repeated="6" table:style-name="ce20"/>
          <table:table-cell table:style-name="ce20" office:value-type="string" calcext:value-type="string">
            <text:p>Move UoM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Balance</text:p>
          </table:table-cell>
          <table:table-cell table:style-name="ce20" office:value-type="string" calcext:value-type="string">
            <text:p>Move UoS</text:p>
          </table:table-cell>
          <table:table-cell table:style-name="ce20" office:value-type="string" calcext:value-type="string">
            <text:p>Qty</text:p>
          </table:table-cell>
          <table:table-cell table:style-name="ce20" office:value-type="string" calcext:value-type="string">
            <text:p>Balance</text:p>
          </table:table-cell>
        </table:table-row>
        <table:table-row table:style-name="ro2">
          <table:table-cell table:style-name="ce8" office:value-type="string" calcext:value-type="string" table:number-columns-spanned="7" table:number-rows-spanned="1">
            <text:p>Beginning Balance</text:p>
          </table:table-cell>
          <table:covered-table-cell table:number-columns-repeated="6" table:style-name="ce24"/>
          <table:table-cell table:style-name="ce16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style-name="ce16"/>
          <table:table-cell table:style-name="ce24"/>
          <table:table-cell table:style-name="ce18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(get_beginning_balance(location['id'],%20product['id'])%20*%20product[%22uos_coeff%22])" xlink:type="simple">BEGINNING BALANCE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0.0 </text:span><text:span text:style-name="T2"><text:a xlink:href="python:///if" xlink:type="simple">END IF</text:a></text:span>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8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9" office:value-type="string" calcext:value-type="string">
            <text:p><text:a xlink:href="python://move['no']" xlink:type="simple">NO</text:a></text:p>
          </table:table-cell>
          <table:table-cell table:style-name="ce12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2" office:value-type="string" calcext:value-type="string">
            <text:p><text:span text:style-name="T1"><text:a xlink:href="python://move['picking']" xlink:type="simple">SERIAL NUMBER</text:a></text:span></text:p>
          </table:table-cell>
          <table:table-cell table:style-name="ce12" office:value-type="string" calcext:value-type="string">
            <text:p><text:a xlink:href="python://move['picking']" xlink:type="simple">PICKING</text:a></text:p>
          </table:table-cell>
          <table:table-cell table:style-name="ce12" office:value-type="string" calcext:value-type="string">
            <text:p><text:a xlink:href="python://move['picking_type']" xlink:type="simple">PICKING TYPE</text:a></text:p>
          </table:table-cell>
          <table:table-cell table:style-name="ce14" office:value-type="string" calcext:value-type="string">
            <text:p><text:a xlink:href="python://formatLang(move['move_qty'])" xlink:type="simple">MOVE QTY</text:a></text:p>
          </table:table-cell>
          <table:table-cell table:style-name="ce14" office:value-type="string" calcext:value-type="string">
            <text:p><text:a xlink:href="python://move['move_uom']" xlink:type="simple">MOVE UOM</text:a></text:p>
          </table:table-cell>
          <table:table-cell table:style-name="ce15" office:value-type="string" calcext:value-type="string">
            <text:p><text:a xlink:href="python://formatLang(move['product_qty'])" xlink:type="simple">PRODUCT QTY</text:a></text:p>
          </table:table-cell>
          <table:table-cell table:style-name="ce15" office:value-type="string" calcext:value-type="string">
            <text:p><text:a xlink:href="python://formatLang(move['balance'])" xlink:type="simple">BALANCE</text:a></text:p>
          </table:table-cell>
          <table:table-cell table:style-name="ce17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product['uos']" xlink:type="simple">MOVE UOS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- </text:span><text:span text:style-name="T2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formatLang((move['product_qty']*product['uos_coeff']))" xlink:type="simple">PRODUCT QTY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0.0 </text:span><text:span text:style-name="T2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2"><text:a xlink:href="python://if%20test=%22product['uos']%22" xlink:type="simple">IF</text:a></text:span><text:span text:style-name="T2"> </text:span><text:span text:style-name="T2"><text:a xlink:href="python://formatLang((move['balance']*product['uos_coeff']))" xlink:type="simple">BALANCE</text:a></text:span><text:span text:style-name="T2"> </text:span><text:span text:style-name="T2"><text:a xlink:href="python:///if" xlink:type="simple">END IF</text:a></text:span><text:span text:style-name="T2"> </text:span><text:span text:style-name="T2"><text:a xlink:href="python://if%20test=%22product['uos']%20==%20False%22" xlink:type="simple">IF</text:a></text:span><text:span text:style-name="T2">0.0 </text:span><text:span text:style-name="T2"><text:a xlink:href="python:///if" xlink:type="simple">END IF</text:a></text:span></text:p>
          </table:table-cell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/for" xlink:type="simple">END LOOP MOVE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7" table:number-rows-spanned="1">
            <text:p>Ending Balance</text:p>
          </table:table-cell>
          <table:covered-table-cell table:number-columns-repeated="6" table:style-name="ce24"/>
          <table:table-cell table:style-name="ce24" table:number-columns-repeated="4"/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/for" xlink:type="simple">END LOOP PRODUCT</text:a>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8" table:number-rows-spanned="1">
            <text:p><text:a xlink:href="python:///for" xlink:type="simple">END LOOP LOCATION</text:a></text:p>
          </table:table-cell>
          <table:covered-table-cell table:number-columns-repeated="7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2">
      <number:day/>
      <number:text>  </number:text>
      <number:month number:style="long" number:textual="true"/>
      <number:text> </number:text>
      <number:year number:style="long"/>
    </number:date-style>
    <number:date-style style:name="N133">
      <number:day/>
      <number:text> </number:text>
      <number:month number:style="long" number:textual="true"/>
      <number:text> </number:text>
      <number:year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3:38:36.4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dhitia Rama</meta:initial-creator>
    <meta:creation-date>2016-10-19T09:33:56.847093977</meta:creation-date>
    <dc:date>2021-12-09T13:43:08.909000000</dc:date>
    <meta:editing-duration>PT5H11M44S</meta:editing-duration>
    <meta:editing-cycles>38</meta:editing-cycles>
    <meta:generator>LibreOffice/6.3.4.2$Windows_X86_64 LibreOffice_project/60da17e045e08f1793c57c00ba83cdfce946d0aa</meta:generator>
    <meta:document-statistic meta:table-count="1" meta:cell-count="47" meta:object-count="0"/>
  </office:meta>
</office:document-meta>
</file>